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UNBF724_RU" svg:font-family="SUNBF724_R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SUNBF724_RU" fo:font-size="32pt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<text:soft-page-break/><text:soft-page-break/><text:soft-page-break/><text:soft-page-break/><text:soft-page-break/><text:soft-page-break/><text:soft-page-break/><text:soft-page-break/><text:soft-page-break/>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UNBF724_RU" svg:font-family="SUNBF724_R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24T09:36:42.066000000</dc:date>
    <meta:editing-duration>PT1M27S</meta:editing-duration>
    <meta:editing-cycles>1</meta:editing-cycles>
    <meta:document-statistic meta:table-count="0" meta:image-count="0" meta:object-count="0" meta:page-count="10" meta:paragraph-count="1" meta:word-count="1631" meta:character-count="1631" meta:non-whitespace-character-count="1631"/>
    <meta:generator>LibreOffice/6.3.4.2$Windows_X86_64 LibreOffice_project/60da17e045e08f1793c57c00ba83cdfce946d0aa</meta:generator>
  </office:meta>
</office:document-meta>
</file>